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1541" officeooo:paragraph-rsid="000c1541"/>
    </style:style>
    <style:style style:name="P2" style:family="paragraph" style:parent-style-name="Text_20_body">
      <style:text-properties fo:color="#5983b0" loext:opacity="100%" officeooo:rsid="000c1541" officeooo:paragraph-rsid="000c1541"/>
    </style:style>
    <style:style style:name="P3" style:family="paragraph" style:parent-style-name="Text_20_body" style:list-style-name="L2">
      <style:text-properties officeooo:paragraph-rsid="000c1541"/>
    </style:style>
    <style:style style:name="P4" style:family="paragraph" style:parent-style-name="Text_20_body">
      <style:text-properties fo:color="#000000" loext:opacity="100%" officeooo:rsid="000c1541" officeooo:paragraph-rsid="000c1541"/>
    </style:style>
    <style:style style:name="P5" style:family="paragraph" style:parent-style-name="Title">
      <style:text-properties officeooo:rsid="000c1541" officeooo:paragraph-rsid="000c1541"/>
    </style:style>
    <style:style style:name="T1" style:family="text">
      <style:text-properties officeooo:rsid="000c154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brairie PHP Qr Code</text:p>
      <text:p text:style-name="P1"/>
      <text:p text:style-name="P1"/>
      <text:p text:style-name="P1">PHP QR Code est une bibliothèque open source (LGPL) permettant de générer un code QR, un code-barres bidimensionnel. Basé sur la bibliothèque libqrencode C, fournit une API pour créer des images de codes à barres QR Code (PNG, JPEG grâce à GD2). Implémenté purement en PHP, sans dépendances externes.</text:p>
      <text:p text:style-name="P1"/>
      <text:p text:style-name="P1">Pour installer il suffit d'inclure :</text:p>
      <text:p text:style-name="P1"/>
      <text:list xml:id="list2436875636" text:style-name="L2">
        <text:list-item>
          <text:p text:style-name="P3"><text:span text:style-name="T1">qrlib.php pour la version complète (vous devez également fournir tous les fichiers de la bibliothèque sous forme de package plus le répertoire de cache)</text:span></text:p>
        </text:list-item>
        <text:list-item>
          <text:p text:style-name="P3"><text:span text:style-name="T1">Ou phpqrcode.php pour la version fusionnée (un seul fichier, mais code plus lent et moins précis car cache désactivé et masquage plus rapide configuré)</text:span></text:p>
        </text:list-item>
      </text:list>
      <text:p text:style-name="P1">Utilisez-le ensuite comme suit :</text:p>
      <text:p text:style-name="P1"/>
      <text:p text:style-name="P2">QRcode::png('code data text', 'filename.png'); // crée le fichier</text:p>
      <text:p text:style-name="P2">QRcode::png('some othertext 1234'); // crée une image de code et la sort directement dans le navigateur</text:p>
      <text:p text:style-name="P2"/>
      <text:p text:style-name="P4">Dans ce cas nous en avons besoin pour crée le Code QR à partir du champ keyPswd de la table Personnel de la base de donnée Portai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4:16:57.848000000</meta:creation-date>
    <dc:date>2022-03-25T14:23:19.395000000</dc:date>
    <meta:editing-duration>PT6M21S</meta:editing-duration>
    <meta:editing-cycles>1</meta:editing-cycles>
    <meta:document-statistic meta:table-count="0" meta:image-count="0" meta:object-count="0" meta:page-count="1" meta:paragraph-count="9" meta:word-count="165" meta:character-count="993" meta:non-whitespace-character-count="839"/>
    <meta:generator>LibreOffice/7.0.2.2$Windows_X86_64 LibreOffice_project/8349ace3c3162073abd90d81fd06dcfb6b36b994</meta:generator>
  </office:meta>
</office:document-meta>
</file>